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paragraph-properties fo:margin-left="5.08cm" fo:margin-right="0cm" fo:text-indent="0cm" style:auto-text-indent="false"/>
    </style:style>
    <style:style style:name="P18" style:family="paragraph" style:parent-style-name="List_20_Paragraph">
      <style:paragraph-properties fo:margin-left="1.97cm" fo:margin-right="0cm" fo:text-indent="0cm" style:auto-text-indent="false"/>
    </style:style>
    <style:style style:name="P19" style:family="paragraph" style:parent-style-name="List_20_Paragraph">
      <style:paragraph-properties fo:margin-left="0cm" fo:margin-right="0cm" fo:text-indent="0cm" style:auto-text-indent="false"/>
    </style:style>
    <style:style style:name="P20" style:family="paragraph" style:parent-style-name="List_20_Paragraph">
      <style:paragraph-properties fo:margin-left="0cm" fo:margin-right="0cm" fo:text-indent="0cm" style:auto-text-indent="false"/>
      <style:text-properties officeooo:paragraph-rsid="002fbb77"/>
    </style:style>
    <style:style style:name="P21" style:family="paragraph" style:parent-style-name="List_20_Paragraph">
      <style:paragraph-properties fo:margin-left="0cm" fo:margin-right="0cm" fo:text-indent="0cm" style:auto-text-indent="false"/>
      <style:text-properties officeooo:rsid="002fbb77" officeooo:paragraph-rsid="002fbb77"/>
    </style:style>
    <style:style style:name="P22" style:family="paragraph" style:parent-style-name="Standard_20__28_user_29_">
      <style:paragraph-properties fo:margin-left="0cm" fo:margin-right="0cm" fo:text-indent="0cm" style:auto-text-indent="false"/>
      <style:text-properties officeooo:paragraph-rsid="0032744a"/>
    </style:style>
    <style:style style:name="P23" style:family="paragraph" style:parent-style-name="Standard_20__28_user_29_">
      <style:paragraph-properties fo:margin-left="0cm" fo:margin-right="0cm" fo:text-indent="0cm" style:auto-text-indent="false"/>
      <style:text-properties officeooo:paragraph-rsid="00347251"/>
    </style:style>
    <style:style style:name="P24" style:family="paragraph" style:parent-style-name="HTML_20_Preformatted">
      <loext:graphic-properties draw:fill="solid" draw:fill-color="#ffffff"/>
      <style:paragraph-properties fo:background-color="#ffffff" style:vertical-align="baseline"/>
    </style:style>
    <style:style style:name="P25"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6" style:family="paragraph" style:parent-style-name="HTML_20_Preformatted">
      <loext:graphic-properties draw:fill="solid" draw:fill-color="#ffffff"/>
      <style:paragraph-properties fo:background-color="#ffffff" style:vertical-align="baseline"/>
      <style:text-properties style:font-name="Calibri2"/>
    </style:style>
    <style:style style:name="P27" style:family="paragraph" style:parent-style-name="Standard_20__28_user_29_">
      <style:text-properties style:text-position="super 58%"/>
    </style:style>
    <style:style style:name="P28" style:family="paragraph" style:parent-style-name="Standard_20__28_user_29_">
      <style:text-properties fo:font-weight="bold" style:font-weight-asian="bold" style:font-weight-complex="bold"/>
    </style:style>
    <style:style style:name="P29" style:family="paragraph" style:parent-style-name="Heading_20_1" style:master-page-name="Standard">
      <style:paragraph-properties fo:margin-top="0.847cm" fo:margin-bottom="0cm" loext:contextual-spacing="false" style:page-number="auto"/>
    </style:style>
    <style:style style:name="P30" style:family="paragraph" style:parent-style-name="List_20_Paragraph" style:list-style-name="WWNum1"/>
    <style:style style:name="P31" style:family="paragraph" style:parent-style-name="List_20_Paragraph" style:list-style-name="WWNum3"/>
    <style:style style:name="P32" style:family="paragraph" style:parent-style-name="List_20_Paragraph" style:list-style-name="WWNum4"/>
    <style:style style:name="P33" style:family="paragraph" style:parent-style-name="List_20_Paragraph" style:list-style-name="WWNum2">
      <style:paragraph-properties fo:margin-left="3.175cm" fo:margin-right="0cm" fo:text-indent="-0.635cm" style:auto-text-indent="false"/>
    </style:style>
    <style:style style:name="P34" style:family="paragraph" style:parent-style-name="List_20_Paragraph">
      <style:paragraph-properties fo:margin-left="0cm" fo:margin-right="0cm" fo:text-indent="0cm" style:auto-text-indent="false"/>
    </style:style>
    <style:style style:name="P35" style:family="paragraph" style:parent-style-name="List_20_Paragraph">
      <style:paragraph-properties fo:margin-left="0cm" fo:margin-right="0cm" fo:text-indent="0cm" style:auto-text-indent="false"/>
      <style:text-properties officeooo:rsid="003c08ef" officeooo:paragraph-rsid="003c08ef"/>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f2a5"/>
    </style:style>
    <style:style style:name="T10" style:family="text">
      <style:text-properties officeooo:rsid="001c5e7d"/>
    </style:style>
    <style:style style:name="T11" style:family="text">
      <style:text-properties officeooo:rsid="001cd0ff"/>
    </style:style>
    <style:style style:name="T12" style:family="text">
      <style:text-properties officeooo:rsid="001ea80a"/>
    </style:style>
    <style:style style:name="T13" style:family="text">
      <style:text-properties style:font-name="Calibri2"/>
    </style:style>
    <style:style style:name="T14" style:family="text">
      <style:text-properties style:font-name="Calibri2" officeooo:rsid="001ea80a"/>
    </style:style>
    <style:style style:name="T15" style:family="text">
      <style:text-properties officeooo:rsid="00222871"/>
    </style:style>
    <style:style style:name="T16" style:family="text">
      <style:text-properties officeooo:rsid="002522b4"/>
    </style:style>
    <style:style style:name="T17" style:family="text">
      <style:text-properties officeooo:rsid="002fbb77"/>
    </style:style>
    <style:style style:name="T18" style:family="text">
      <style:text-properties officeooo:rsid="0031a571"/>
    </style:style>
    <style:style style:name="T19" style:family="text">
      <style:text-properties officeooo:rsid="0032744a"/>
    </style:style>
    <style:style style:name="T20" style:family="text">
      <style:text-properties officeooo:rsid="00347251"/>
    </style:style>
    <style:style style:name="T21" style:family="text">
      <style:text-properties officeooo:rsid="00350a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Assignments on variables expressions and statements</text:h>
      <text:list xml:id="list957662727" text:style-name="WWNum1">
        <text:list-item>
          <text:p text:style-name="P30">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7">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9">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9">20. </text:span>Take three numbers from the user and decide which is big</text:p>
      <text:p text:style-name="List_20_Paragraph"><text:s/><text:span text:style-name="T10">21. </text:span>Take age and gender from the user and decide whether he is eligible for <text:tab/>marriage in India or not.</text:p>
      <text:p text:style-name="P5">Age criteria: men age&gt;22, women&gt;18</text:p>
      <text:p text:style-name="List_20_Paragraph"><text:span text:style-name="T10">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1">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9"><text:span text:style-name="T12">24.</text:span>Given an age, figure out whether someone's a baby, toddler, child, teenager, adult or old codger.</text:p>
      <text:p text:style-name="P19"><text:span text:style-name="T12">25.</text:span>Take two number a,b from the user and check whether a is divisible by b or not</text:p>
      <text:p text:style-name="P35">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2">25. </text:span>take a number from the user and check whether it is prime?</text:p>
      <text:p text:style-name="List_20_Paragraph"><text:span text:style-name="T12">26. </text:span>take a string from the user and check contains only digits or not?</text:p>
      <text:p text:style-name="List_20_Paragraph"><text:span text:style-name="T12">27. </text:span>take a string from the user and check contains only <text:s/>alphabets or not?</text:p>
      <text:p text:style-name="List_20_Paragraph"><text:span text:style-name="T12">28. </text:span>take a string from the user and check contains only <text:s/>special chars or not?</text:p>
      <text:p text:style-name="List_20_Paragraph"><text:span text:style-name="T12">29.</text:span>take a string from the user and check contains only <text:s/>capital letters or not?</text:p>
      <text:p text:style-name="List_20_Paragraph"><text:span text:style-name="T12">30.</text:span>take a string from the user and check contains only <text:s/>small letters or not?</text:p>
      <text:p text:style-name="List_20_Paragraph"><text:span text:style-name="T12">31.</text:span> WAP to replace last n occurrence.</text:p>
      <text:p text:style-name="List_20_Paragraph"><text:span text:style-name="T12">32. </text:span>WAP to check given string contains numbers or not. it should consider float numbers also.</text:p>
      <text:p text:style-name="List_20_Paragraph"><text:span text:style-name="T12">33. </text:span>Convert the total string in to lower case. Without using lower() function.</text:p>
      <text:p text:style-name="List_20_Paragraph"><text:span text:style-name="T12">34. </text:span>Convert the total string in to upper case. Without using upper() function.</text:p>
      <text:p text:style-name="List_20_Paragraph"><text:span text:style-name="T12">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2">36. </text:span>take a string from the user and check contains at least one digit or not?</text:p>
      <text:p text:style-name="List_20_Paragraph"><text:span text:style-name="T12">37</text:span>. take a string from the user and check contains at least one alphabets or not?</text:p>
      <text:p text:style-name="List_20_Paragraph"><text:span text:style-name="T12">38.</text:span> take a string from the user and check contains at least one chars or not?</text:p>
      <text:p text:style-name="List_20_Paragraph"><text:span text:style-name="T12">39</text:span>. take a string from the user and check contains at least one capital letter or not?</text:p>
      <text:p text:style-name="List_20_Paragraph"><text:span text:style-name="T12">40</text:span>. take a string from the user and check contains at least one small letter or not?</text:p>
      <text:p text:style-name="List_20_Paragraph"><text:span text:style-name="T12">41. </text:span>Print the first 100 odd numbers</text:p>
      <text:p text:style-name="List_20_Paragraph"><text:span text:style-name="T12">42. </text:span>Determine the factors of a number entered <text:s/>by the user</text:p>
      <text:p text:style-name="List_20_Paragraph"><text:span text:style-name="T12">43. </text:span>Play a number guessing game (User enters a guess, you print YES or Higher or Lower). This should continue until and until user gives a correct number or want to quit in the middle.</text:p>
      <text:p text:style-name="List_20_Paragraph"><text:span text:style-name="T12">44. </text:span>Take two numbers from the user a,b check whether a is divisible by b or not?</text:p>
      <text:p text:style-name="P13"><text:span text:style-name="T12">45. </text:span>Find the sum of all the multiples of 3 or 5 below 1000</text:p>
      <text:p text:style-name="P13"><text:span text:style-name="T12">46. </text:span>Write a program to find out big of two numbers</text:p>
      <text:p text:style-name="List_20_Paragraph"><text:span text:style-name="T12">47. </text:span>Write a program to find out biggest number in the given numbers.</text:p>
      <text:p text:style-name="List_20_Paragraph"><text:span text:style-name="T12">48. </text:span>find out third occurrence of given substring</text:p>
      <text:p text:style-name="List_20_Paragraph"><text:span text:style-name="T12">49. </text:span>find out nth occurrence of given substring</text:p>
      <text:p text:style-name="List_20_Paragraph"><text:span text:style-name="T12">50.</text:span> Take some single digit numbers from the user and findout min, maximum, sum, average</text:p>
      <text:p text:style-name="List_20_Paragraph"><text:span text:style-name="T12">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2">52. </text:span>names <text:s/>="emp1,emp2,emp3,emp4" iterate through the employee names.</text:p>
      <text:p text:style-name="List_20_Paragraph"><text:span text:style-name="T12">53. </text:span>Take actual string, source string, destination string. replce first nth occurrences of source string with destination string of actual string.</text:p>
      <text:p text:style-name="List_20_Paragraph"><text:span text:style-name="T12">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2">55.</text:span> Take numbers from the user and find out min, maximum, sum, average</text:p>
      <text:p text:style-name="List_20_Paragraph"><text:span text:style-name="T12">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2">57. </text:span>Take a string from the user and find out how many digits are there, how many special symbols are there, how many small letters are there, how many caps are there.</text:p>
      <text:p text:style-name="List_20_Paragraph"><text:span text:style-name="T12">58. </text:span>Take a char from the user and find out how many number of occurrences are there in given string</text:p>
      <text:p text:style-name="List_20_Paragraph"><text:soft-page-break/><text:span text:style-name="T12">59. </text:span>Take a element from the user and find out how many times the <text:s/>element occurred in given list</text:p>
      <text:p text:style-name="List_20_Paragraph"><text:span text:style-name="T12">60. </text:span>Take a element from the user and find out how many number of occurrences are there in given tuple</text:p>
      <text:p text:style-name="P12"><text:span text:style-name="T12">61. </text:span>Reverse the string without effecting the special symbols. It involves three variations. Write code for three variations.</text:p>
      <text:p text:style-name="P24"><text:span text:style-name="T14"><text:s text:c="10"/>62</text:span><text:span text:style-name="T13">.Input: abc123,#$45def6%$^789$%^, output: </text:span><text:span text:style-name="T4">$%^987%$^6fed54,#$321cba</text:span></text:p>
      <text:p text:style-name="P26"><text:span text:style-name="T3"><text:s text:c="9"/>63</text:span><text:span text:style-name="T2">.Input:</text:span> <text:span text:style-name="T2">abc123,#$45def6%$^789$%^, output: 9876fe,#$d54321%$^cba$%^</text:span></text:p>
      <text:p text:style-name="P26"><text:span text:style-name="T3"><text:s text:c="9"/>64</text:span><text:span text:style-name="T2">.</text:span>Inout: <text:span text:style-name="T2">"123,#$456%$^789$%^", Output: </text:span><text:bookmark text:name="_GoBack"/><text:span text:style-name="T2">321,#$654%$^987$%^</text:span></text:p>
      <text:p text:style-name="P25"/>
      <text:p text:style-name="P17"/>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9"><text:span text:style-name="T5"><text:tab/></text:span><text:span text:style-name="T7">65a</text:span><text:span text:style-name="T6">. </text:span>rewrite above assignments by functions. Can use string functions to solve the string related assignments</text:p>
      <text:p text:style-name="P19"><text:s text:c="11"/><text:span text:style-name="T17">65 b. write a function to check given value is even or not</text:span></text:p>
      <text:p text:style-name="P21"><text:tab/>65 c. write a function to check given value is prime or not</text:p>
      <text:p text:style-name="P20"><text:tab/><text:span text:style-name="T17">65 d. write a function to check given 2 values are <text:s/>divisible or not</text:span></text:p>
      <text:p text:style-name="P20"><text:s text:c="11"/></text:p>
      <text:p text:style-name="P6">STRINGS</text:p>
      <text:p text:style-name="List_20_Paragraph"><text:span text:style-name="T15">66. </text:span>take a number from the user and check whether it is prime?</text:p>
      <text:p text:style-name="List_20_Paragraph"><text:span text:style-name="T15">67. </text:span>take a string from the user and check contains only digits or not?</text:p>
      <text:p text:style-name="List_20_Paragraph"><text:span text:style-name="T15">68. </text:span>take a string from the user and check contains only <text:s/>alphabets or not?</text:p>
      <text:p text:style-name="List_20_Paragraph"><text:span text:style-name="T15">69. </text:span>take a string from the user and check contains only <text:s/>special chars or not?</text:p>
      <text:p text:style-name="List_20_Paragraph"><text:span text:style-name="T15">70. </text:span>take a string from the user and check contains only <text:s/>capital letters or not?</text:p>
      <text:p text:style-name="List_20_Paragraph"><text:span text:style-name="T15">71. </text:span>take a string from the user and check contains only <text:s/>small letters or not?</text:p>
      <text:p text:style-name="List_20_Paragraph"><text:s/><text:span text:style-name="T15">72. </text:span>WAP to replace last n occurrence.</text:p>
      <text:p text:style-name="List_20_Paragraph"><text:soft-page-break/><text:span text:style-name="T15">73. </text:span>WAP to check given string contains numbers or not. it should consider float numbers also.</text:p>
      <text:p text:style-name="List_20_Paragraph"><text:span text:style-name="T15">74. </text:span>Convert the total string in to lower case.</text:p>
      <text:p text:style-name="P5">Convert the total string in to upper case.</text:p>
      <text:p text:style-name="List_20_Paragraph"><text:span text:style-name="T15">75. </text:span>Convert every word start letter into caps. Some how title not working if it contains numbers and special symbols in the word</text:p>
      <text:p text:style-name="List_20_Paragraph"><text:s/><text:span text:style-name="T15">76.</text:span>replace last two occurrences of given source string with destination string</text:p>
      <text:p text:style-name="List_20_Paragraph"><text:s/>preserve the delimiter after split.</text:p>
      <text:p text:style-name="Standard_20__28_user_29_"><text:span text:style-name="T15">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5">78.</text:span>check whether “pure” is there in act or not.</text:p>
      <text:p text:style-name="List_20_Paragraph">Note: Use in operator</text:p>
      <text:p text:style-name="P18"/>
      <text:p text:style-name="P14">DATA STRUCTURES</text:p>
      <text:p text:style-name="List_20_Paragraph"><text:span text:style-name="T16">79. </text:span>l=[10,20,30,[40,50,60],70,[80,90,20]]. Convert this list as single dimensional list</text:p>
      <text:p text:style-name="List_20_Paragraph"><text:span text:style-name="T16">80.</text:span> input: "Google" print count of each character</text:p>
      <text:p text:style-name="List_20_Paragraph"><text:span text:style-name="T16">81. </text:span>Convert n dimensional list to single dimensional list.</text:p>
      <text:p text:style-name="List_20_Paragraph"><text:span text:style-name="T16">82.</text:span> l=[1,2,3] just make it as a string.</text:p>
      <text:p text:style-name="List_20_Paragraph"><text:span text:style-name="T16">83.</text:span> l=[1,2,3,[4,5,6],7,[8,9,10]] for single dimensional list</text:p>
      <text:p text:style-name="List_20_Paragraph"><text:span text:style-name="T16">84.</text:span> l=['a','A','b','B','d','D','c','C'] WAP to find out case insensitive count and <text:span text:style-name="T16">85. </text:span>case insensitive search for an element.</text:p>
      <text:p text:style-name="List_20_Paragraph"><text:span text:style-name="T16">86.</text:span> l=['a','A','b','B','d','D','c','C'] <text:s/>sort the list properly</text:p>
      <text:p text:style-name="List_20_Paragraph"><text:span text:style-name="T16">87.</text:span> find the start position of the largest block of repeated characters in a given string</text:p>
      <text:p text:style-name="List_20_Paragraph"><text:span text:style-name="T16">88.</text:span> WAP to find union and intersection of lists.</text:p>
      <text:p text:style-name="List_20_Paragraph"><text:span text:style-name="T16">89. </text:span>input: fun(5) output: [1,2,3,4,3,2,1]</text:p>
      <text:p text:style-name="List_20_Paragraph"><text:span text:style-name="T16">90. </text:span>input fun('abc') output: [[],][a],[b],[c],[a,b],[b,c],[c,a],[a,b,c]]</text:p>
      <text:p text:style-name="List_20_Paragraph"><text:soft-page-break/><text:span text:style-name="T16">91. </text:span>Remove duplicates from the list: a=[1,2,3,2,3,4,1,,3,4]</text:p>
      <text:p text:style-name="List_20_Paragraph"><text:span text:style-name="T16">92. </text:span>l=['1','2','3'] get the sum of the list</text:p>
      <text:p text:style-name="List_20_Paragraph"><text:span text:style-name="T16">93.</text:span> l1=[1,2,3,4] l2=[5,6,7,8] sum of two lists</text:p>
      <text:p text:style-name="List_20_Paragraph"><text:span text:style-name="T16">94.</text:span> Find third max value of element in a list with soring and without sorting a list.</text:p>
      <text:p text:style-name="List_20_Paragraph"><text:span text:style-name="T16">95. </text:span>Input = ["1/1","1/2","1/3","1/4","2/5","2/6","2/8"] Output = [['1/1-4'], ['2/5-6'], ['2/8']]</text:p>
      <text:p text:style-name="List_20_Paragraph"><text:span text:style-name="T16">96. </text:span>l=[1,2,3,5,7,8,9,10,11,12,13,20,22,23,24,25,26,27,20,21,22,4] output = [[1, 2, 3], [5], [7, 8, 9, 10, 11, 12, 13], [20], [22, 23, 24, 25, 26, 27], [20, 21, 22], [4]]</text:p>
      <text:p text:style-name="List_20_Paragraph"><text:span text:style-name="T16">97.</text:span> input = 1,2,3,4,5,6,8,10 output = odd,even,odd,even,odd,even,even,even</text:p>
      <text:p text:style-name="List_20_Paragraph"><text:span text:style-name="T16">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6">99. </text:span>input: Google</text:p>
      <text:p text:style-name="Standard_20__28_user_29_"><text:s text:c="4"/>output: {'g':2,'o':2,'l':1,'e':1} use dictionary comprehension</text:p>
      <text:p text:style-name="List_20_Paragraph"><text:span text:style-name="T16">100.</text:span> keys=['k1','k2'], values = ['v1','v2'] form a dictionary.</text:p>
      <text:p text:style-name="List_20_Paragraph"><text:span text:style-name="T16">101.</text:span> Sort the list marks = [("mohan", 80), ("satish", 90), ("purnesh", 40), ("venkat", 30)] according to descending order of marks</text:p>
      <text:p text:style-name="Standard_20__28_user_29_"/>
      <text:p text:style-name="Standard_20__28_user_29_"/>
      <text:p text:style-name="List_20_Paragraph"><text:span text:style-name="T16">102.</text:span>write a function to get dynamic list for floating numbers also based on strat and end and step parameters</text:p>
      <text:p text:style-name="List_20_Paragraph"><text:span text:style-name="T16">103.</text:span> find out all perfect numbers in given range</text:p>
      <text:p text:style-name="List_20_Paragraph"><text:span text:style-name="T16">104.</text:span> WAP to do all stack operations using lists</text:p>
      <text:p text:style-name="List_20_Paragraph"><text:span text:style-name="T16">105.</text:span>WAP to do all queue operations using lists</text:p>
      <text:p text:style-name="List_20_Paragraph"><text:span text:style-name="T16">106. </text:span>WAP to remove n occurrences of specified element from a list</text:p>
      <text:p text:style-name="List_20_Paragraph"><text:soft-page-break/><text:span text:style-name="T16">107. </text:span>compare two lists ignore order. i.e return True l1=[1,2,3,4],l2=[4,2,3,1], fun(l1,l2)-&gt; True</text:p>
      <text:p text:style-name="List_20_Paragraph"><text:span text:style-name="T16">108. </text:span>XOR operation in python.</text:p>
      <text:p text:style-name="List_20_Paragraph"><text:span text:style-name="T16">109. </text:span>how to remove all occurrences of the given element in a list</text:p>
      <text:p text:style-name="List_20_Paragraph"><text:span text:style-name="T16">110. </text:span>how to remove first n occurrences of the given element in a list</text:p>
      <text:p text:style-name="List_20_Paragraph"><text:span text:style-name="T16">111. </text:span>how to remove last n occurrences of the given element in a list</text:p>
      <text:p text:style-name="List_20_Paragraph"><text:span text:style-name="T16">112. </text:span>how to remove nth occurrences of the given element in a list</text:p>
      <text:p text:style-name="List_20_Paragraph"><text:span text:style-name="T16">113. </text:span>WAP to generate list of floats i.e: fun(0,1,0.1), [0,0.1,0.2,0.3,0.4,0.5,0.6,0.7,0.8,0.9]</text:p>
      <text:p text:style-name="List_20_Paragraph"><text:s/><text:span text:style-name="T16">114. </text:span>WAP to remove all occurrences of given substring from actual string</text:p>
      <text:p text:style-name="List_20_Paragraph"><text:span text:style-name="T16">115. </text:span>WAP to remove first n occurrences of given substring from actual string</text:p>
      <text:p text:style-name="List_20_Paragraph"><text:span text:style-name="T16">116. </text:span>WAP to remove last n occurrences of given substring from actual string</text:p>
      <text:p text:style-name="List_20_Paragraph"><text:s/><text:span text:style-name="T16">117. </text:span>WAP to replace last n occurrences of given substring with destination string in actual string</text:p>
      <text:p text:style-name="List_20_Paragraph"><text:span text:style-name="T16">118. </text:span>WAP to sort the string.</text:p>
      <text:p text:style-name="List_20_Paragraph"><text:span text:style-name="T16">119. </text:span>take a coma separated numbers and find out max number.</text:p>
      <text:p text:style-name="List_20_Paragraph"><text:span text:style-name="T16">120. </text:span>Read a json file. Try to get the information from the file</text:p>
      <text:p text:style-name="List_20_Paragraph"><text:span text:style-name="T16">121.</text:span>Read a yaml file. Try to get the information from the file</text:p>
      <text:p text:style-name="List_20_Paragraph"><text:span text:style-name="T16">122.</text:span>Read any image data using Opencv</text:p>
      <text:p text:style-name="List_20_Paragraph"><text:span text:style-name="T16">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6">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ext:soft-page-break/>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19">116. take the number of employees count from the user and ask the inputs required for the bmi for each and every person. The result should be like below</text:p>
      <text:p text:style-name="P19">empid:{“weight:”,”height”:,”age”:,”bmi”:0.9,”result”:”+ve”}</text:p>
      <text:h text:style-name="Heading_20_1" text:outline-level="1">FILES</text:h>
      <text:p text:style-name="List_20_Paragraph">copy 1 file content in to another file(Take the source and destination file path from the user)</text:p>
      <text:p text:style-name="List_20_Paragraph">Show the below menu to the user:</text:p>
      <text:list xml:id="list2966154376" text:style-name="WWNum2">
        <text:list-item>
          <text:p text:style-name="P33">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10">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oft-page-break/><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oft-page-break/><text:s text:c="5"/><text:tab/><text:tab/>maintain a remarks log. What are the files skiped from copy because no source file found. What are the files skip/replaced because of destination file foun in the specified path</text:p>
      <text:p text:style-name="Standard_20__28_user_29_"><text:s/><text:span text:style-name="T8">115,118,119,122 should complete with the database also</text:span></text:p>
      <text:h text:style-name="Heading_20_1" text:outline-level="1"><text:s text:c="5"/>OOPS</text:h>
      <text:p text:style-name="Standard_20__28_user_29_"><text:s text:c="5"/></text:p>
      <text:p text:style-name="List_20_Paragraph"><text:s/><text:span text:style-name="T18">1. </text:span>Write a class(DB) program to create a table, insert values, update values, delete values of the table.</text:p>
      <text:p text:style-name="P7">All database operations code write in a file(db_operations.py) and call these operations in another file( app.py).</text:p>
      <text:p text:style-name="P8">In app.py create instance of the DB class and call all the methods by passing some data.</text:p>
      <text:p text:style-name="P8"/>
      <text:p text:style-name="P22"><text:span text:style-name="T19"><text:s text:c="4"/>2. </text:span>write a program to do registration.</text:p>
      <text:p text:style-name="Standard_20__28_user_29_"><text:s text:c="5"/><text:tab/><text:tab/>Write a methods in a class DB to open database connection and insert details in to database table.</text:p>
      <text:p text:style-name="P23"><text:span text:style-name="T20">3. </text:span>Write a Model parent class and implement a create method.</text:p>
      <text:p text:style-name="P23">Write child class person for Model and override method create method and call the parent(Model) class create method in the child(person). create an instance of person class and call the create method.</text:p>
      <text:p text:style-name="Standard_20__28_user_29_"/>
      <text:p text:style-name="P19"><text:span text:style-name="T20">4. </text:span>create a user defined datatype, and provide functionalities of addition <text:span text:style-name="T21">subtraction</text:span> and multiplication. Create three instances(obj1,obj2,obj3) and print an output of obj1+obj2+obj3, obj1-obj2-obj3, obj1*obj2*obj3 <text:s/></text:p>
      <text:p text:style-name="P19"><text:span text:style-name="T21">5. </text:span>addition, <text:span text:style-name="T21">subtraction</text:span>, multiplication operations are not supported by dictionary. Write a program to provide addition, <text:span text:style-name="T21">subtraction</text:span>, and <text:s/>multiplication operations to dictionary. Write your own definition for operations.</text:p>
      <text:p text:style-name="P19"><text:span text:style-name="T21">6. </text:span>write a class that can create only one object. IF create one more object then it should written existing object but not new. Create three instances and print id’s of the instances. All the id’s should show same address.</text:p>
      <text:p text:style-name="P19"><text:soft-page-break/><text:span text:style-name="T21">7. </text:span>implement class method and instance method and static method in a class with an example. Create a instance and call all the methods. Write down what is class method and instance method and static method.</text:p>
      <text:p text:style-name="P19"><text:span text:style-name="T21">8. </text:span>write a class program to demonstrate method overloading in python using below scenario.</text:p>
      <text:p text:style-name="Standard_20__28_user_29_"><text:s text:c="2"/><text:span text:style-name="T21">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2277238412" text:style-name="WWNum3">
        <text:list-item>
          <text:p text:style-name="P31">.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text:soft-page-break/>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780068918" text:style-name="WWNum4">
        <text:list-item>
          <text:p text:style-name="P32">How to program to print first non repeated character from String?</text:p>
        </text:list-item>
      </text:list>
      <text:p text:style-name="Standard_20__28_user_29_"><text:soft-page-break/><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text:soft-page-break/>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28">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soft-page-break/><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5-29T09:35:46.965899756</dc:date>
    <meta:editing-cycles>21</meta:editing-cycles>
    <meta:editing-duration>P3DT2H24M2S</meta:editing-duration>
    <meta:generator>LibreOffice/6.0.7.3$Linux_X86_64 LibreOffice_project/00m0$Build-3</meta:generator>
    <meta:document-statistic meta:table-count="0" meta:image-count="0" meta:object-count="0" meta:page-count="19" meta:paragraph-count="386" meta:word-count="3835" meta:character-count="23469" meta:non-whitespace-character-count="193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